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style:text-align-source="fix" style:repeat-content="false" fo:border-left="1.3pt solid #000000" fo:border-right="none" fo:border-top="1.3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3pt solid #000000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4000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8000" style:text-align-source="fix" style:repeat-content="false" fo:border-left="1.3pt solid #000000" fo:border-right="none" fo:border-top="1.3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8000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1.3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2a6099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0000" style:text-align-source="fix" style:repeat-content="false" fo:border-left="none" fo:border-right="none" fo:border-top="1.3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1.3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4000"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8000" style:text-align-source="fix" style:repeat-content="false" fo:border-left="none" fo:border-right="none" fo:border-top="1.3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2a6099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00a933" style:text-align-source="fix" style:repeat-content="false" fo:border-left="none" fo:border-right="none" fo:border-top="1.3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1.3pt solid #000000" fo:background-color="#333333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800080" style:text-align-source="fix" style:repeat-content="false" fo:border-left="none" fo:border-right="none" fo:border-top="1.3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1.3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333333" style:text-align-source="fix" style:repeat-content="false" fo:border-left="none" fo:border-right="1.3pt solid #000000" fo:border-top="1.3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333333" style:text-align-source="fix" style:repeat-content="false" fo:border-left="none" fo:border-right="1.3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1.3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1.3pt solid #000000" fo:background-color="#333333" style:text-align-source="fix" style:repeat-content="false" fo:border-left="none" fo:border-right="1.3pt solid #000000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1.3pt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3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0000" style:text-align-source="fix" style:repeat-content="false" fo:border-left="none" fo:border-right="1.3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800080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1.3pt solid #000000" fo:border-right="none" fo:border-top="1.3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0000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none" fo:border-top="1.3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2a6099" style:text-align-source="fix" style:repeat-content="false" fo:border-left="none" fo:border-right="none" fo:border-top="1.3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00a933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99pt solid #000000" fo:background-color="#333333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333333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333333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99pt solid #000000" fo:background-color="#333333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/>
          <table:table-cell table:style-name="ce56" office:value-type="string" calcext:value-type="string" table:number-columns-spanned="2" table:number-rows-spanned="1">
            <text:p>Size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Shape</text:p>
          </table:table-cell>
          <table:covered-table-cell table:style-name="ce56"/>
          <table:table-cell table:style-name="ce57" office:value-type="string" calcext:value-type="string" table:number-columns-spanned="2" table:number-rows-spanned="1">
            <text:p>Sum of adjacent neighbours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Linear</text:p>
          </table:table-cell>
          <table:covered-table-cell table:style-name="ce57"/>
          <table:table-cell table:style-name="ce56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Linear</text:p>
          </table:table-cell>
          <table:covered-table-cell table:style-name="ce56"/>
          <table:table-cell table:style-name="ce56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56" office:value-type="float" office:value="3" calcext:value-type="float" table:number-columns-spanned="2" table:number-rows-spanned="1">
            <text:p>3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Linear</text:p>
          </table:table-cell>
          <table:covered-table-cell table:style-name="ce56"/>
          <table:table-cell table:style-name="ce56"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56" office:value-type="float" office:value="3" calcext:value-type="float" table:number-columns-spanned="2" table:number-rows-spanned="1">
            <text:p>3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L-shape</text:p>
          </table:table-cell>
          <table:covered-table-cell table:style-name="ce56"/>
          <table:table-cell table:style-name="ce56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5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Linear</text:p>
          </table:table-cell>
          <table:covered-table-cell table:style-name="ce56"/>
          <table:table-cell table:style-name="ce56"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/>
          <table:table-cell table:style-name="ce5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Square</text:p>
          </table:table-cell>
          <table:covered-table-cell table:style-name="ce56"/>
          <table:table-cell table:style-name="ce56"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1000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(r-1, c-1)</text:p>
          </table:table-cell>
          <table:table-cell table:style-name="ce61" office:value-type="string" calcext:value-type="string">
            <text:p>(r-1, c)</text:p>
          </table:table-cell>
          <table:table-cell table:style-name="ce63" office:value-type="string" calcext:value-type="string">
            <text:p>(r-1, c+1)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(r, c-1)</text:p>
          </table:table-cell>
          <table:table-cell table:style-name="ce56" office:value-type="string" calcext:value-type="string">
            <text:p>(r, c)</text:p>
          </table:table-cell>
          <table:table-cell table:style-name="ce64" office:value-type="string" calcext:value-type="string">
            <text:p>(r, c+1)</text:p>
          </table:table-cell>
          <table:table-cell/>
          <table:table-cell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(r+1, c+1)</text:p>
          </table:table-cell>
          <table:table-cell table:style-name="ce62" office:value-type="string" calcext:value-type="string">
            <text:p>(r+1, c)</text:p>
          </table:table-cell>
          <table:table-cell table:style-name="ce65" office:value-type="string" calcext:value-type="string">
            <text:p>(r-1, c+1)</text:p>
          </table:table-cell>
          <table:table-cell/>
          <table:table-cell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8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09:53:04.627564364</meta:creation-date>
    <dc:date>2021-10-03T21:50:05.349951024</dc:date>
    <meta:editing-duration>PT10H34M33S</meta:editing-duration>
    <meta:editing-cycles>3</meta:editing-cycles>
    <meta:generator>LibreOffice/6.4.7.2$Linux_X86_64 LibreOffice_project/40$Build-2</meta:generator>
    <meta:document-statistic meta:table-count="1" meta:cell-count="688" meta:object-count="0"/>
  </office:meta>
</office:document-meta>
</file>